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1ee5b" officeooo:paragraph-rsid="0011ee5b"/>
    </style:style>
    <style:style style:name="P2" style:family="paragraph" style:parent-style-name="Heading_20_3">
      <style:text-properties officeooo:rsid="000f965e" officeooo:paragraph-rsid="000f965e"/>
    </style:style>
    <style:style style:name="P3" style:family="paragraph" style:parent-style-name="Heading_20_3">
      <style:text-properties officeooo:rsid="0011ee5b" officeooo:paragraph-rsid="0011ee5b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Standard">
      <style:text-properties officeooo:rsid="000f965e" officeooo:paragraph-rsid="000f965e"/>
    </style:style>
    <style:style style:name="P6" style:family="paragraph" style:parent-style-name="Standard">
      <style:text-properties officeooo:rsid="0011ee5b" officeooo:paragraph-rsid="0011ee5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in" fo:margin-bottom="0in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cuting Simple Commands</text:h>
      <text:h text:style-name="Heading_20_3" text:outline-level="3">Overview</text:h>
      <text:p text:style-name="Text_20_body">This section focuses on building the executor component of the command-line interpreter. The executor's primary role is to take the AST generated by the parser and execute the corresponding command.</text:p>
      <text:h text:style-name="Heading_20_3" text:outline-level="3">Core Components</text:h>
      <text:list xml:id="list3371097500" text:style-name="L1">
        <text:list-item>
          <text:p text:style-name="P7"><text:span text:style-name="Strong_20_Emphasis"><text:span text:style-name="Source_20_Text">executor.h</text:span></text:span><text:span text:style-name="Strong_20_Emphasis"> and </text:span><text:span text:style-name="Strong_20_Emphasis"><text:span text:style-name="Source_20_Text">executor.c</text:span></text:span><text:span text:style-name="Strong_20_Emphasis">:</text:span> These files define and implement functions for searching the command path, executing commands, and handling the execution process.</text:p>
        </text:list-item>
      </text:list>
      <text:h text:style-name="Heading_20_3" text:outline-level="3">Process</text:h>
      <text:list xml:id="list4036536651" text:style-name="L2">
        <text:list-item>
          <text:p text:style-name="P9"><text:span text:style-name="Strong_20_Emphasis">AST to Argument List:</text:span> The <text:span text:style-name="Source_20_Text">do_simple_command</text:span> function converts the AST into an argument list (an array of strings) suitable for <text:span text:style-name="Source_20_Text">execv</text:span>.</text:p>
        </text:list-item>
        <text:list-item>
          <text:p text:style-name="P9"><text:span text:style-name="Strong_20_Emphasis">Command Search:</text:span> If the command is not a full path, the <text:span text:style-name="Source_20_Text">search_path</text:span> function is used to locate the executable in the user's PATH environment variable.</text:p>
        </text:list-item>
        <text:list-item>
          <text:p text:style-name="P9"><text:span text:style-name="Strong_20_Emphasis">Forking and Execution:</text:span> A child process is created using <text:span text:style-name="Source_20_Text">fork</text:span>. The child process calls <text:span text:style-name="Source_20_Text">execv</text:span> to replace itself with the command to be executed.</text:p>
        </text:list-item>
        <text:list-item>
          <text:p text:style-name="P9"><text:span text:style-name="Strong_20_Emphasis">Error Handling:</text:span> If <text:span text:style-name="Source_20_Text">execv</text:span> fails, appropriate error messages and exit codes are provided.</text:p>
        </text:list-item>
        <text:list-item>
          <text:p text:style-name="P9"><text:span text:style-name="Strong_20_Emphasis">Waiting for Child:</text:span> The parent process waits for the child to finish using <text:span text:style-name="Source_20_Text">waitpid</text:span>.</text:p>
        </text:list-item>
        <text:list-item>
          <text:p text:style-name="P8"><text:span text:style-name="Strong_20_Emphasis">Cleanup:</text:span> Memory allocated for the argument list is freed.</text:p>
        </text:list-item>
      </text:list>
      <text:h text:style-name="Heading_20_3" text:outline-level="3">Key Points</text:h>
      <text:list xml:id="list3355023350" text:style-name="L3">
        <text:list-item>
          <text:p text:style-name="P11">The executor handles only simple commands in this phase. More complex commands will be added later.</text:p>
        </text:list-item>
        <text:list-item>
          <text:p text:style-name="P11">The <text:span text:style-name="Source_20_Text">search_path</text:span> function is essential for finding commands in the user's PATH.</text:p>
        </text:list-item>
        <text:list-item>
          <text:p text:style-name="P11">The use of <text:span text:style-name="Source_20_Text">fork</text:span> and <text:span text:style-name="Source_20_Text">execv</text:span> is fundamental to process creation and execution.</text:p>
        </text:list-item>
        <text:list-item>
          <text:p text:style-name="P10">Error handling is crucial for providing informative feedback to the user.</text:p>
        </text:list-item>
      </text:list>
      <text:h text:style-name="Heading_20_3" text:outline-level="3">Integration with the Shell</text:h>
      <text:p text:style-name="Text_20_body">The <text:span text:style-name="Source_20_Text">parse_and_execute</text:span> function is added to the shell to handle the evaluation and execution of commands. It iteratively parses simple commands, executes them, and cleans up the AST.</text:p>
      <text:p text:style-name="Standard"/>
      <text:p text:style-name="Standard"/>
      <text:p text:style-name="P5">Execution process</text:p>
      <text:p text:style-name="P5"/>
      <text:h text:style-name="P2" text:outline-level="3">Breakdown of the Process</text:h>
      <text:p text:style-name="Text_20_body">When a simple command is executed in Bash, the following steps occur:</text:p>
      <text:list xml:id="list1885489354" text:style-name="L4">
        <text:list-item>
          <text:p text:style-name="P13"><text:span text:style-name="Strong_20_Emphasis">Tokenization:</text:span> The shell breaks the command into individual words or tokens.</text:p>
        </text:list-item>
        <text:list-item>
          <text:p text:style-name="P13"><text:span text:style-name="Strong_20_Emphasis">Variable Assignments and Redirections:</text:span> Words identified as variable assignments or redirections are saved for later processing.</text:p>
        </text:list-item>
        <text:list-item>
          <text:p text:style-name="P13"><text:soft-page-break/><text:span text:style-name="Strong_20_Emphasis">Expansions:</text:span> Remaining words undergo various expansions (tilde, parameter, command, arithmetic, quote removal, and filename expansion).</text:p>
        </text:list-item>
        <text:list-item>
          <text:p text:style-name="P13"><text:span text:style-name="Strong_20_Emphasis">Command Identification:</text:span> The first expanded word becomes the command name.</text:p>
        </text:list-item>
        <text:list-item>
          <text:p text:style-name="P13"><text:span text:style-name="Strong_20_Emphasis">Argument Creation:</text:span> Remaining expanded words become arguments for the command.</text:p>
        </text:list-item>
        <text:list-item>
          <text:p text:style-name="P13"><text:span text:style-name="Strong_20_Emphasis">Redirections:</text:span> Saved redirections are applied.</text:p>
        </text:list-item>
        <text:list-item>
          <text:p text:style-name="P13"><text:span text:style-name="Strong_20_Emphasis">Variable Assignments:</text:span> Saved assignments are executed.</text:p>
        </text:list-item>
        <text:list-item>
          <text:p text:style-name="P12"><text:span text:style-name="Strong_20_Emphasis">Command Execution:</text:span> The specified command is executed with the provided arguments and redirections.</text:p>
        </text:list-item>
      </text:list>
      <text:h text:style-name="Heading_20_3" text:outline-level="3">Key Points</text:h>
      <text:list xml:id="list1287590536" text:style-name="L5">
        <text:list-item>
          <text:p text:style-name="P15"><text:span text:style-name="Strong_20_Emphasis">Order of Operations:</text:span> Expansions, assignments, and redirections occur in a specific sequence.</text:p>
        </text:list-item>
        <text:list-item>
          <text:p text:style-name="P15"><text:span text:style-name="Strong_20_Emphasis">Variable Assignments:</text:span> Affect the current shell environment if no command is executed.</text:p>
        </text:list-item>
        <text:list-item>
          <text:p text:style-name="P15"><text:span text:style-name="Strong_20_Emphasis">Redirections:</text:span> Can be applied to standard input, output, and error.</text:p>
        </text:list-item>
        <text:list-item>
          <text:p text:style-name="P15"><text:span text:style-name="Strong_20_Emphasis">Error Handling:</text:span> Errors in assignments, redirections, or command execution result in non-zero exit status.</text:p>
        </text:list-item>
        <text:list-item>
          <text:p text:style-name="P14"><text:span text:style-name="Strong_20_Emphasis">Command Substitution:</text:span> Nested commands can be executed using command substitution.</text:p>
        </text:list-item>
      </text:list>
      <text:h text:style-name="Heading_20_3" text:outline-level="3">Example</text:h>
      <text:p text:style-name="Text_20_body">Bash</text:p>
      <text:p text:style-name="Preformatted_20_Text"><text:span text:style-name="Source_20_Text">count=$(ls -l | wc -l)</text:span></text:p>
      <text:p text:style-name="P4"><text:span text:style-name="Source_20_Text">echo "There are $count files"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list xml:id="list3721385384" text:style-name="L6">
        <text:list-item>
          <text:p text:style-name="P16"><text:span text:style-name="Source_20_Text">count=</text:span> is identified as a variable assignment.</text:p>
        </text:list-item>
        <text:list-item>
          <text:p text:style-name="P16"><text:span text:style-name="Source_20_Text">ls -l | wc -l</text:span> undergoes command substitution, resulting in a number.</text:p>
        </text:list-item>
        <text:list-item>
          <text:p text:style-name="P16">The number is assigned to the <text:span text:style-name="Source_20_Text">count</text:span> variable.</text:p>
        </text:list-item>
        <text:list-item>
          <text:p text:style-name="P17"><text:span text:style-name="Source_20_Text">echo "There are $count files"</text:span> is executed, printing the result.</text:p>
        </text:list-item>
      </text:list>
      <text:h text:style-name="Heading_20_3" text:outline-level="3">Additional Notes</text:h>
      <text:list xml:id="list1119855168" text:style-name="L7">
        <text:list-item>
          <text:p text:style-name="P19"><text:span text:style-name="Strong_20_Emphasis">Shell Options:</text:span> Some shell options can affect the behavior of expansions and redirections.</text:p>
        </text:list-item>
        <text:list-item>
          <text:p text:style-name="P19"><text:span text:style-name="Strong_20_Emphasis">Complex Commands:</text:span> For more complex commands, consider using subshells or process substitution.</text:p>
        </text:list-item>
        <text:list-item>
          <text:p text:style-name="P18"><text:span text:style-name="Strong_20_Emphasis">Error Handling:</text:span> Implement proper error checking to handle unexpected situations.</text:p>
        </text:list-item>
      </text:list>
      <text:p text:style-name="P5"/>
      <text:p text:style-name="P6">Search cmd</text:p>
      <text:p text:style-name="P6"/>
      <text:h text:style-name="P3" text:outline-level="3">Understanding the Process</text:h>
      <text:p text:style-name="Text_20_body">When you type a command in Bash, the shell undergoes a series of steps to locate and execute it:</text:p>
      <text:list xml:id="list523665499" text:style-name="L8">
        <text:list-item>
          <text:p text:style-name="P21"><text:span text:style-name="Strong_20_Emphasis">Tokenization:</text:span> The command is broken down into words.</text:p>
        </text:list-item>
        <text:list-item>
          <text:p text:style-name="P21"><text:span text:style-name="Strong_20_Emphasis">Variable and Redirection Handling:</text:span> These elements are processed first.</text:p>
        </text:list-item>
        <text:list-item>
          <text:p text:style-name="P21"><text:span text:style-name="Strong_20_Emphasis">Command Lookup:</text:span> The shell attempts to find the command in the following order:</text:p>
          <text:list>
            <text:list-item>
              <text:p text:style-name="P21"><text:span text:style-name="Strong_20_Emphasis">Shell functions:</text:span> If a function with the same name exists, it's executed.</text:p>
            </text:list-item>
            <text:list-item>
              <text:p text:style-name="P21"><text:soft-page-break/><text:span text:style-name="Strong_20_Emphasis">Built-in commands:</text:span> Bash has a set of built-in commands.</text:p>
            </text:list-item>
            <text:list-item>
              <text:p text:style-name="P21"><text:span text:style-name="Strong_20_Emphasis">Executable files:</text:span> The shell searches through the directories listed in the <text:span text:style-name="Source_20_Text">$PATH</text:span> environment variable for an executable file with the command name.</text:p>
            </text:list-item>
            <text:list-item>
              <text:p text:style-name="P21"><text:span text:style-name="Strong_20_Emphasis">Shell scripts:</text:span> If the file is found but isn't executable, it's assumed to be a shell script and executed as such.</text:p>
            </text:list-item>
          </text:list>
        </text:list-item>
        <text:list-item>
          <text:p text:style-name="P21"><text:span text:style-name="Strong_20_Emphasis">Command Execution:</text:span> Once the command is found, it's executed in a separate process.</text:p>
        </text:list-item>
        <text:list-item>
          <text:p text:style-name="P20"><text:span text:style-name="Strong_20_Emphasis">Exit Status:</text:span> The shell waits for the command to finish and captures its exit status.</text:p>
        </text:list-item>
      </text:list>
      <text:h text:style-name="Heading_20_3" text:outline-level="3">Key Points</text:h>
      <text:list xml:id="list1586043402" text:style-name="L9">
        <text:list-item>
          <text:p text:style-name="P23"><text:span text:style-name="Strong_20_Emphasis">$PATH:</text:span> The <text:span text:style-name="Source_20_Text">$PATH</text:span> environment variable defines the directories searched for executable files.</text:p>
        </text:list-item>
        <text:list-item>
          <text:p text:style-name="P23"><text:span text:style-name="Strong_20_Emphasis">Shell Functions:</text:span> Provide a way to define custom commands within a script.</text:p>
        </text:list-item>
        <text:list-item>
          <text:p text:style-name="P23"><text:span text:style-name="Strong_20_Emphasis">Built-in Commands:</text:span> These are core commands provided by the shell itself.</text:p>
        </text:list-item>
        <text:list-item>
          <text:p text:style-name="P23"><text:span text:style-name="Strong_20_Emphasis">Shell Scripts:</text:span> Files containing shell commands that can be executed.</text:p>
        </text:list-item>
        <text:list-item>
          <text:p text:style-name="P22"><text:span text:style-name="Strong_20_Emphasis">Exit Status:</text:span> The return value of a command indicates its success or failure.</text:p>
        </text:list-item>
      </text:list>
      <text:h text:style-name="Heading_20_3" text:outline-level="3">Additional Considerations</text:h>
      <text:list xml:id="list73745300" text:style-name="L10">
        <text:list-item>
          <text:p text:style-name="P25"><text:span text:style-name="Strong_20_Emphasis">Command Not Found:</text:span> If the command is not found, the shell typically prints an error message.</text:p>
        </text:list-item>
        <text:list-item>
          <text:p text:style-name="P25"><text:span text:style-name="Strong_20_Emphasis">Hashing:</text:span> Bash uses a hash table to cache the locations of frequently used commands for faster lookup.</text:p>
        </text:list-item>
        <text:list-item>
          <text:p text:style-name="P24"><text:span text:style-name="Strong_20_Emphasis">Environment Variables:</text:span> The command's environment is inherited from the parent shell, but can be modified within the command.</text:p>
        </text:list-item>
      </text:list>
      <text:p text:style-name="P6"/>
      <text:h text:style-name="P1" text:outline-level="2">Understanding the Shell Execution Environment</text:h>
      <text:h text:style-name="Heading_20_3" text:outline-level="3">Key Components of the Shell Environment</text:h>
      <text:p text:style-name="Text_20_body">The shell maintains an execution environment that encompasses various attributes and settings. These include:</text:p>
      <text:list xml:id="list678767884" text:style-name="L11">
        <text:list-item>
          <text:p text:style-name="P27"><text:span text:style-name="Strong_20_Emphasis">Open files:</text:span> File descriptors inherited from the parent process or opened during the shell's lifetime.</text:p>
        </text:list-item>
        <text:list-item>
          <text:p text:style-name="P27"><text:span text:style-name="Strong_20_Emphasis">Current working directory:</text:span> The directory where the shell is currently operating.</text:p>
        </text:list-item>
        <text:list-item>
          <text:p text:style-name="P27"><text:span text:style-name="Strong_20_Emphasis">File creation mask:</text:span> Determines default permissions for newly created files.</text:p>
        </text:list-item>
        <text:list-item>
          <text:p text:style-name="P27"><text:span text:style-name="Strong_20_Emphasis">Traps:</text:span> Signals and their corresponding actions.</text:p>
        </text:list-item>
        <text:list-item>
          <text:p text:style-name="P27"><text:span text:style-name="Strong_20_Emphasis">Shell variables:</text:span> Dynamically assigned values.</text:p>
        </text:list-item>
        <text:list-item>
          <text:p text:style-name="P27"><text:span text:style-name="Strong_20_Emphasis">Shell functions:</text:span> User-defined functions.</text:p>
        </text:list-item>
        <text:list-item>
          <text:p text:style-name="P27"><text:span text:style-name="Strong_20_Emphasis">Shell options:</text:span> Control the shell's behavior.</text:p>
        </text:list-item>
        <text:list-item>
          <text:p text:style-name="P26"><text:span text:style-name="Strong_20_Emphasis">Process IDs:</text:span> Identifiers for the current shell and its parent.</text:p>
        </text:list-item>
      </text:list>
      <text:h text:style-name="Heading_20_3" text:outline-level="3">Subshells and Environment Inheritance</text:h>
      <text:list xml:id="list1833088285" text:style-name="L12">
        <text:list-item>
          <text:p text:style-name="P29"><text:span text:style-name="Strong_20_Emphasis">Subshells:</text:span> When commands are executed in a new process (e.g., command substitution, pipelines, background jobs), a subshell is created.</text:p>
        </text:list-item>
        <text:list-item>
          <text:p text:style-name="P29"><text:soft-page-break/><text:span text:style-name="Strong_20_Emphasis">Environment Inheritance:</text:span> Subshells inherit most environment variables, open files, and signal handlers from the parent shell.</text:p>
        </text:list-item>
        <text:list-item>
          <text:p text:style-name="P28"><text:span text:style-name="Strong_20_Emphasis">Isolated Environment:</text:span> Changes made within a subshell do not affect the parent shell.</text:p>
        </text:list-item>
      </text:list>
      <text:h text:style-name="Heading_20_3" text:outline-level="3">Important Notes</text:h>
      <text:list xml:id="list277897487" text:style-name="L13">
        <text:list-item>
          <text:p text:style-name="P31"><text:span text:style-name="Strong_20_Emphasis">Redirections:</text:span> Modify file descriptors within the current shell or subshell.</text:p>
        </text:list-item>
        <text:list-item>
          <text:p text:style-name="P31"><text:span text:style-name="Strong_20_Emphasis">Variable Assignments:</text:span> Affect the current shell or subshell environment.</text:p>
        </text:list-item>
        <text:list-item>
          <text:p text:style-name="P31"><text:span text:style-name="Strong_20_Emphasis">Shell Options:</text:span> Can be set and unset to modify shell behavior.</text:p>
        </text:list-item>
        <text:list-item>
          <text:p text:style-name="P31"><text:span text:style-name="Strong_20_Emphasis">Traps:</text:span> Handle signals and can be reset in subshells.</text:p>
        </text:list-item>
        <text:list-item>
          <text:p text:style-name="P30"><text:span text:style-name="Strong_20_Emphasis">Process IDs:</text:span> Provide information about the shell and its parent process.</text:p>
        </text:list-item>
      </text:list>
      <text:h text:style-name="Heading_20_3" text:outline-level="3">Summary</text:h>
      <text:p text:style-name="Text_20_body">The shell's execution environment is a complex interplay of various components. Understanding these elements is crucial for effective shell scripting and troubleshooting. By managing the environment carefully, you can control the behavior of commands and processes.</text:p>
      <text:h text:style-name="P3" text:outline-level="3">Understanding the Shell's Environment</text:h>
      <text:p text:style-name="Text_20_body">The shell operates within an environment that encompasses various attributes and settings. This environment is inherited from the parent process and can be modified during the shell's execution.</text:p>
      <text:h text:style-name="Heading_20_3" text:outline-level="3">Key Components of the Environment</text:h>
      <text:list xml:id="list980806258" text:style-name="L14">
        <text:list-item>
          <text:p text:style-name="P33"><text:span text:style-name="Strong_20_Emphasis">Variables:</text:span> Store dynamic values that can be accessed and modified.</text:p>
          <text:list>
            <text:list-item>
              <text:p text:style-name="P33"><text:span text:style-name="Strong_20_Emphasis">Environment variables:</text:span> Shared with child processes.</text:p>
            </text:list-item>
            <text:list-item>
              <text:p text:style-name="P33"><text:span text:style-name="Strong_20_Emphasis">Shell variables:</text:span> Local to the current shell.</text:p>
            </text:list-item>
          </text:list>
        </text:list-item>
        <text:list-item>
          <text:p text:style-name="P33"><text:span text:style-name="Strong_20_Emphasis">Open files:</text:span> File descriptors representing open files.</text:p>
        </text:list-item>
        <text:list-item>
          <text:p text:style-name="P33"><text:span text:style-name="Strong_20_Emphasis">Current working directory:</text:span> The directory where the shell is currently operating.</text:p>
        </text:list-item>
        <text:list-item>
          <text:p text:style-name="P33"><text:span text:style-name="Strong_20_Emphasis">File creation mask:</text:span> Determines default permissions for new files.</text:p>
        </text:list-item>
        <text:list-item>
          <text:p text:style-name="P33"><text:span text:style-name="Strong_20_Emphasis">Shell functions:</text:span> User-defined functions for code reusability.</text:p>
        </text:list-item>
        <text:list-item>
          <text:p text:style-name="P33"><text:span text:style-name="Strong_20_Emphasis">Aliases:</text:span> Shortcuts for commands.</text:p>
        </text:list-item>
        <text:list-item>
          <text:p text:style-name="P33"><text:span text:style-name="Strong_20_Emphasis">Traps:</text:span> Actions to be taken when specific signals are received.</text:p>
        </text:list-item>
        <text:list-item>
          <text:p text:style-name="P32"><text:span text:style-name="Strong_20_Emphasis">Process IDs:</text:span> Identifiers for the current shell and its parent.</text:p>
        </text:list-item>
      </text:list>
      <text:h text:style-name="Heading_20_3" text:outline-level="3">How the Environment is Inherited and Modified</text:h>
      <text:list xml:id="list3753087944" text:style-name="L15">
        <text:list-item>
          <text:p text:style-name="P35"><text:span text:style-name="Strong_20_Emphasis">Inheritance:</text:span> Child processes inherit the environment from the parent shell.</text:p>
        </text:list-item>
        <text:list-item>
          <text:p text:style-name="P35"><text:span text:style-name="Strong_20_Emphasis">Modifications:</text:span> The shell can modify its environment using commands like <text:span text:style-name="Source_20_Text">export</text:span>, <text:span text:style-name="Source_20_Text">unset</text:span>, <text:span text:style-name="Source_20_Text">declare</text:span>, and <text:span text:style-name="Source_20_Text">alias</text:span>.</text:p>
        </text:list-item>
        <text:list-item>
          <text:p text:style-name="P34"><text:span text:style-name="Strong_20_Emphasis">Command Execution:</text:span> Commands executed in a subshell inherit the parent's environment with potential modifications.</text:p>
        </text:list-item>
      </text:list>
      <text:h text:style-name="Heading_20_3" text:outline-level="3">Key Points</text:h>
      <text:list xml:id="list14400586" text:style-name="L16">
        <text:list-item>
          <text:p text:style-name="P37"><text:span text:style-name="Strong_20_Emphasis">Environment variables</text:span> are crucial for sharing information between processes.</text:p>
        </text:list-item>
        <text:list-item>
          <text:p text:style-name="P37"><text:span text:style-name="Strong_20_Emphasis">Shell functions</text:span> provide a way to define reusable code blocks.</text:p>
        </text:list-item>
        <text:list-item>
          <text:p text:style-name="P37"><text:span text:style-name="Strong_20_Emphasis">File descriptors</text:span> manage input/output operations.</text:p>
        </text:list-item>
        <text:list-item>
          <text:p text:style-name="P37"><text:span text:style-name="Strong_20_Emphasis">Working directory</text:span> determines the current location within the file system.</text:p>
        </text:list-item>
        <text:list-item>
          <text:p text:style-name="P37"><text:soft-page-break/><text:span text:style-name="Strong_20_Emphasis">File creation mask</text:span> controls default file permissions.</text:p>
        </text:list-item>
        <text:list-item>
          <text:p text:style-name="P36"><text:span text:style-name="Strong_20_Emphasis">Traps</text:span> allow handling of signals.</text:p>
        </text:list-item>
      </text:list>
      <text:p text:style-name="Text_20_body">By understanding the shell environment, you can effectively manage and manipulate it to control the behavior of your shell scripts and programs.</text:p>
      <text:h text:style-name="P1" text:outline-level="2">Understanding Exit Status in Bash</text:h>
      <text:h text:style-name="Heading_20_3" text:outline-level="3">What is Exit Status?</text:h>
      <text:p text:style-name="Text_20_body">The exit status of a command is a numerical value returned by the command to indicate its success or failure. A zero exit status generally indicates success, while a non-zero exit status signifies an error.</text:p>
      <text:h text:style-name="Heading_20_3" text:outline-level="3">How Exit Status is Used</text:h>
      <text:list xml:id="list2991770825" text:style-name="L17">
        <text:list-item>
          <text:p text:style-name="P39"><text:span text:style-name="Strong_20_Emphasis">Conditional Execution:</text:span> Bash uses exit statuses to determine the flow of control in conditional constructs like <text:span text:style-name="Source_20_Text">if</text:span>, <text:span text:style-name="Source_20_Text">else</text:span>, and <text:span text:style-name="Source_20_Text">while</text:span>.</text:p>
        </text:list-item>
        <text:list-item>
          <text:p text:style-name="P39"><text:span text:style-name="Strong_20_Emphasis">Error Handling:</text:span> You can check the exit status of a command to take appropriate actions in case of errors.</text:p>
        </text:list-item>
        <text:list-item>
          <text:p text:style-name="P38"><text:span text:style-name="Strong_20_Emphasis">Command Chaining:</text:span> Pipes and logical operators rely on exit statuses to determine the execution of subsequent commands.</text:p>
        </text:list-item>
      </text:list>
      <text:h text:style-name="Heading_20_3" text:outline-level="3">Exit Status Values</text:h>
      <text:list xml:id="list688565580" text:style-name="L18">
        <text:list-item>
          <text:p text:style-name="P41"><text:span text:style-name="Strong_20_Emphasis">0:</text:span> Successful execution.</text:p>
        </text:list-item>
        <text:list-item>
          <text:p text:style-name="P41"><text:span text:style-name="Strong_20_Emphasis">1-125:</text:span> General error conditions, with specific meanings defined by the command.</text:p>
        </text:list-item>
        <text:list-item>
          <text:p text:style-name="P41"><text:span text:style-name="Strong_20_Emphasis">126:</text:span> Command found but not executable.</text:p>
        </text:list-item>
        <text:list-item>
          <text:p text:style-name="P41"><text:span text:style-name="Strong_20_Emphasis">127:</text:span> Command not found.</text:p>
        </text:list-item>
        <text:list-item>
          <text:p text:style-name="P40"><text:span text:style-name="Strong_20_Emphasis">128+N:</text:span> Terminated by signal N.</text:p>
        </text:list-item>
      </text:list>
      <text:h text:style-name="Heading_20_3" text:outline-level="3">Special Variable <text:span text:style-name="Source_20_Text">$?</text:span></text:h>
      <text:p text:style-name="Text_20_body">The special variable <text:span text:style-name="Source_20_Text">$?</text:span> holds the exit status of the most recently executed command.</text:p>
      <text:h text:style-name="Heading_20_3" text:outline-level="3">Example</text:h>
      <text:p text:style-name="Text_20_body">Bash</text:p>
      <text:p text:style-name="Preformatted_20_Text"><text:span text:style-name="Source_20_Text">if ls -la /tmp/nonexistent_file &gt; /dev/null</text:span></text:p>
      <text:p text:style-name="Preformatted_20_Text"><text:span text:style-name="Source_20_Text">then</text:span></text:p>
      <text:p text:style-name="Preformatted_20_Text"><text:span text:style-name="Source_20_Text"><text:s text:c="2"/>echo "File exists"</text:span></text:p>
      <text:p text:style-name="Preformatted_20_Text"><text:span text:style-name="Source_20_Text">else</text:span></text:p>
      <text:p text:style-name="Preformatted_20_Text"><text:span text:style-name="Source_20_Text"><text:s text:c="2"/>echo "File does not exist"</text:span></text:p>
      <text:p text:style-name="P4"><text:span text:style-name="Source_20_Text">fi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In this example, <text:span text:style-name="Source_20_Text">ls -la /tmp/nonexistent_file</text:span> will fail and return a non-zero exit status, causing the <text:span text:style-name="Source_20_Text">else</text:span> block to execute.</text:p>
      <text:h text:style-name="Heading_20_3" text:outline-level="3"><text:soft-page-break/>Key Points</text:h>
      <text:list xml:id="list3652445473" text:style-name="L19">
        <text:list-item>
          <text:p text:style-name="P43">Exit status is a crucial mechanism for shell scripting.</text:p>
        </text:list-item>
        <text:list-item>
          <text:p text:style-name="P43">Understanding exit status values helps in error handling and control flow.</text:p>
        </text:list-item>
        <text:list-item>
          <text:p text:style-name="P42">The <text:span text:style-name="Source_20_Text">$?</text:span> variable provides access to the previous command's exit status.</text:p>
        </text:list-item>
      </text:list>
      <text:h text:style-name="P1" text:outline-level="2">Understanding Signals in Bash</text:h>
      <text:h text:style-name="Heading_20_3" text:outline-level="3">Signal Handling in Bash</text:h>
      <text:p text:style-name="Text_20_body">Signals are software interrupts sent to a process to notify it of an event. Bash handles signals to manage process behavior and user interactions.</text:p>
      <text:h text:style-name="Heading_20_3" text:outline-level="3">Key Points</text:h>
      <text:list xml:id="list458091017" text:style-name="L20">
        <text:list-item>
          <text:p text:style-name="P45"><text:span text:style-name="Strong_20_Emphasis">Signal Handling:</text:span> Bash can define actions to be taken when specific signals are received.</text:p>
        </text:list-item>
        <text:list-item>
          <text:p text:style-name="P45"><text:span text:style-name="Strong_20_Emphasis">Default Signal Behavior:</text:span> Bash has default behaviors for certain signals (e.g., ignoring SIGTERM for interactive shells).</text:p>
        </text:list-item>
        <text:list-item>
          <text:p text:style-name="P45"><text:span text:style-name="Strong_20_Emphasis">Job Control:</text:span> When job control is enabled, Bash handles signals differently to manage background jobs.</text:p>
        </text:list-item>
        <text:list-item>
          <text:p text:style-name="P45"><text:span text:style-name="Strong_20_Emphasis">Signal Propagation:</text:span> Signals can be propagated to child processes, but this behavior can be modified.</text:p>
        </text:list-item>
        <text:list-item>
          <text:p text:style-name="P44"><text:span text:style-name="Strong_20_Emphasis">Trap Command:</text:span> The <text:span text:style-name="Source_20_Text">trap</text:span> builtin allows you to define custom actions for signals.</text:p>
        </text:list-item>
      </text:list>
      <text:h text:style-name="Heading_20_3" text:outline-level="3">Common Signals</text:h>
      <text:list xml:id="list1257567011" text:style-name="L21">
        <text:list-item>
          <text:p text:style-name="P47"><text:span text:style-name="Strong_20_Emphasis">SIGINT:</text:span> Interrupt (typically generated by Ctrl-C).</text:p>
        </text:list-item>
        <text:list-item>
          <text:p text:style-name="P47"><text:span text:style-name="Strong_20_Emphasis">SIGTERM:</text:span> Termination signal.</text:p>
        </text:list-item>
        <text:list-item>
          <text:p text:style-name="P47"><text:span text:style-name="Strong_20_Emphasis">SIGHUP:</text:span> Hangup signal (e.g., terminal disconnect).</text:p>
        </text:list-item>
        <text:list-item>
          <text:p text:style-name="P47"><text:span text:style-name="Strong_20_Emphasis">SIGQUIT:</text:span> Quit signal (typically generated by Ctrl-).</text:p>
        </text:list-item>
        <text:list-item>
          <text:p text:style-name="P47"><text:span text:style-name="Strong_20_Emphasis">SIGSTOP:</text:span> Stop a job.</text:p>
        </text:list-item>
        <text:list-item>
          <text:p text:style-name="P46"><text:span text:style-name="Strong_20_Emphasis">SIGCONT:</text:span> Continue a stopped job.</text:p>
        </text:list-item>
      </text:list>
      <text:h text:style-name="Heading_20_3" text:outline-level="3">Signal Handling in Bash</text:h>
      <text:list xml:id="list1483699906" text:style-name="L22">
        <text:list-item>
          <text:p text:style-name="P49"><text:span text:style-name="Strong_20_Emphasis">Interactive vs. Non-Interactive Shells:</text:span> Bash handles signals differently in interactive and non-interactive modes.</text:p>
        </text:list-item>
        <text:list-item>
          <text:p text:style-name="P49"><text:span text:style-name="Strong_20_Emphasis">Job Control:</text:span> Job control affects how signals are handled for background jobs.</text:p>
        </text:list-item>
        <text:list-item>
          <text:p text:style-name="P49"><text:span text:style-name="Strong_20_Emphasis">Trap Command:</text:span> Allows you to define custom actions for signals.</text:p>
        </text:list-item>
        <text:list-item>
          <text:p text:style-name="P48"><text:span text:style-name="Strong_20_Emphasis">Signal Propagation:</text:span> Signals can be propagated to child processes, but this behavior can be modified.</text:p>
        </text:list-item>
      </text:list>
      <text:h text:style-name="Heading_20_3" text:outline-level="3">Key Considerations</text:h>
      <text:list xml:id="list770219486" text:style-name="L23">
        <text:list-item>
          <text:p text:style-name="P51"><text:span text:style-name="Strong_20_Emphasis">Signal Masking:</text:span> Ignoring specific signals can be useful in certain scenarios.</text:p>
        </text:list-item>
        <text:list-item>
          <text:p text:style-name="P51"><text:span text:style-name="Strong_20_Emphasis">Signal Blocking:</text:span> Temporarily preventing a process from receiving signals.</text:p>
        </text:list-item>
        <text:list-item>
          <text:p text:style-name="P50"><text:span text:style-name="Strong_20_Emphasis">Signal Delivery:</text:span> Understanding how signals are delivered to processes and process groups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3:32:32.016775656</meta:creation-date>
    <meta:generator>LibreOffice/7.3.7.2$Linux_X86_64 LibreOffice_project/30$Build-2</meta:generator>
    <dc:date>2024-08-15T10:28:06.565812285</dc:date>
    <meta:editing-duration>PT10M6S</meta:editing-duration>
    <meta:editing-cycles>9</meta:editing-cycles>
    <meta:document-statistic meta:table-count="0" meta:image-count="0" meta:object-count="0" meta:page-count="6" meta:paragraph-count="173" meta:word-count="1800" meta:character-count="11526" meta:non-whitespace-character-count="10007"/>
  </office:meta>
</office:document-meta>
</file>